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5d9db" officeooo:paragraph-rsid="0005d9db" style:font-size-asian="15.75pt" style:font-weight-asian="bold" style:font-size-complex="18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2pt" fo:font-weight="bold" officeooo:rsid="0005d9db" officeooo:paragraph-rsid="0005d9db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05d9db" officeooo:paragraph-rsid="0005d9db" style:font-size-asian="10.5pt" style:font-weight-asian="normal" style:font-size-complex="12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 5</text:p>
      <text:p text:style-name="P1"/>
      <text:p text:style-name="P2">Calculator.java</text:p>
      <text:p text:style-name="P2"/>
      <text:p text:style-name="P3">package com.mycompany.soap_calculator;</text:p>
      <text:p text:style-name="P3"/>
      <text:p text:style-name="P3">import javax.jws.WebService;</text:p>
      <text:p text:style-name="P3">import javax.jws.WebMethod;</text:p>
      <text:p text:style-name="P3">import javax.jws.WebParam;</text:p>
      <text:p text:style-name="P3">import javax.ejb.Stateless;</text:p>
      <text:p text:style-name="P3"/>
      <text:p text:style-name="P3"/>
      <text:p text:style-name="P3">@WebService(serviceName = "Calculator")</text:p>
      <text:p text:style-name="P3">@Stateless()</text:p>
      <text:p text:style-name="P3">public class Calculator {</text:p>
      <text:p text:style-name="P3">int k;</text:p>
      <text:p text:style-name="P3"><text:s text:c="4"/>/**</text:p>
      <text:p text:style-name="P3"><text:s text:c="5"/>* This is a sample web service operation</text:p>
      <text:p text:style-name="P3"><text:s text:c="5"/>*/</text:p>
      <text:p text:style-name="P3"><text:s text:c="4"/>@WebMethod (operationName="add")</text:p>
      <text:p text:style-name="P3"><text:s text:c="4"/>public int add(@WebParam(name="a")int a,@WebParam(name = "b")int b){</text:p>
      <text:p text:style-name="P3"><text:s text:c="9"/>k=a+b;</text:p>
      <text:p text:style-name="P3"><text:s text:c="3"/>return k;</text:p>
      <text:p text:style-name="P3">}</text:p>
      <text:p text:style-name="P3"><text:s text:c="8"/>@WebMethod (operationName="subtract")</text:p>
      <text:p text:style-name="P3"><text:s text:c="4"/>public int subtract(@WebParam(name="a")int a,@WebParam(name = "b")int b){</text:p>
      <text:p text:style-name="P3"><text:s text:c="8"/>k=a-b;</text:p>
      <text:p text:style-name="P3"><text:s text:c="3"/>return k;</text:p>
      <text:p text:style-name="P3">}</text:p>
      <text:p text:style-name="P3"><text:s text:c="8"/>@WebMethod (operationName="multiply")</text:p>
      <text:p text:style-name="P3"><text:s text:c="4"/>public int multiply(@WebParam(name="a")int a,@WebParam(name = "b")int b){</text:p>
      <text:p text:style-name="P3"><text:s text:c="8"/>k=a*b;</text:p>
      <text:p text:style-name="P3"><text:s text:c="3"/>return k;</text:p>
      <text:p text:style-name="P3">}</text:p>
      <text:p text:style-name="P3"><text:s text:c="8"/>@WebMethod (operationName="divide")</text:p>
      <text:p text:style-name="P3"><text:s text:c="4"/>public int divide(@WebParam(name="a")int a,@WebParam(name = "b")int b){</text:p>
      <text:p text:style-name="P3"><text:s text:c="8"/>k=(a/b);</text:p>
      <text:p text:style-name="P3"><text:s text:c="3"/>return k;</text:p>
      <text:p text:style-name="P3">}</text:p>
      <text:p text:style-name="P3">}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27T16:24:22.318312705</meta:creation-date>
    <dc:date>2022-04-27T16:25:23.837827518</dc:date>
    <meta:editing-duration>PT1M2S</meta:editing-duration>
    <meta:editing-cycles>1</meta:editing-cycles>
    <meta:document-statistic meta:table-count="0" meta:image-count="0" meta:object-count="0" meta:page-count="1" meta:paragraph-count="35" meta:word-count="86" meta:character-count="896" meta:non-whitespace-character-count="742"/>
    <meta:generator>LibreOffice/6.4.7.2$Linux_X86_64 LibreOffice_project/40$Build-2</meta:generator>
  </office:meta>
</office:document-meta>
</file>